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1779d1"/>
    </style:style>
    <style:style style:name="T1" style:family="text">
      <style:text-properties officeooo:rsid="00046082"/>
    </style:style>
    <style:style style:name="T2" style:family="text">
      <style:text-properties fo:font-size="12pt" fo:font-style="italic" style:text-underline-style="solid" style:text-underline-width="auto" style:text-underline-color="font-color" officeooo:rsid="00046082" style:font-size-asian="12pt" style:font-style-asian="italic" style:font-size-complex="12pt" style:font-style-complex="italic"/>
    </style:style>
    <style:style style:name="T3" style:family="text">
      <style:text-properties fo:font-size="12pt" fo:font-style="italic" style:text-underline-style="solid" style:text-underline-width="auto" style:text-underline-color="font-color" officeooo:rsid="000a3935" style:font-size-asian="12pt" style:font-style-asian="italic" style:font-size-complex="12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210af" style:font-style-asian="italic" style:font-style-complex="italic"/>
    </style:style>
    <style:style style:name="T6" style:family="text">
      <style:text-properties fo:font-style="italic" officeooo:rsid="00145368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210af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45368" style:font-style-asian="italic" style:font-weight-asian="bold" style:font-style-complex="italic" style:font-weight-complex="bold"/>
    </style:style>
    <style:style style:name="T10" style:family="text">
      <style:text-properties officeooo:rsid="000cdaea"/>
    </style:style>
    <style:style style:name="T11" style:family="text">
      <style:text-properties officeooo:rsid="001210a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cdae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t<text:span text:style-name="T1">s</text:span> of the task:</text:p>
      <text:p text:style-name="Standard"/>
      <text:p text:style-name="Standard"><text:span text:style-name="T12">01.</text:span> list all objects from 'machines' array as html elements.</text:p>
      <text:p text:style-name="Standard"><text:span text:style-name="T12">02.</text:span> each html element must have 'Machine name', 'Product', 'OS' &amp; 'Status' values displayed on the page.</text:p>
      <text:p text:style-name="Standard"><text:span text:style-name="T12">03.</text:span> Instead of displaying 'Product' abbreviations, display full product names.</text:p>
      <text:p text:style-name="Standard"><text:span text:style-name="T12">04. </text:span>‘double-clicking’ the html element must update the list and only show the child machines of the selected element.(if machine 'ID' matches with another machine's 'Parent-ID', it means that they are related)</text:p>
      <text:p text:style-name="Standard"><text:span text:style-name="T12">0</text:span><text:span text:style-name="T13">5</text:span><text:span text:style-name="T12">.</text:span> the machines with 'unreachable' status must be disabled(grayed out &amp; not clickable).</text:p>
      <text:p text:style-name="Standard"/>
      <text:p text:style-name="P2"><text:span text:style-name="T7">TIP</text:span><text:span text:style-name="T4">: The code/solutions must be universal, so do not focus on these specific objects &amp; values, imagine you have many objects like these.</text:span><text:line-break/></text:p>
      <text:p text:style-name="P2"><text:line-break/><text:span text:style-name="T8">See file</text:span><text:span text:style-name="T9">s</text:span><text:span text:style-name="T8">: </text:span><text:span text:style-name="T5"><text:line-break/>machines-array-&amp;-task-contents.js<text:line-break/>html-page-example.p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21:19:07.154085634</meta:creation-date>
    <dc:date>2022-02-15T21:53:10.342581765</dc:date>
    <meta:editing-duration>PT27M24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13" meta:character-count="765" meta:non-whitespace-character-count="657"/>
  </office:meta>
</office:document-meta>
</file>